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6.692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7292in" style:rel-column-width="36517*"/>
    </style:style>
    <style:style style:name="Table1.B" style:family="table-column">
      <style:table-column-properties style:column-width="2.1451in" style:rel-column-width="21006*"/>
    </style:style>
    <style:style style:name="Table1.C" style:family="table-column">
      <style:table-column-properties style:column-width="0.8181in" style:rel-column-width="8012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A3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7292in" style:rel-column-width="36517*"/>
    </style:style>
    <style:style style:name="Table3.B" style:family="table-column">
      <style:table-column-properties style:column-width="2.1451in" style:rel-column-width="21006*"/>
    </style:style>
    <style:style style:name="Table3.C" style:family="table-column">
      <style:table-column-properties style:column-width="0.8181in" style:rel-column-width="8012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6042in" style:rel-column-width="35293*"/>
    </style:style>
    <style:style style:name="Table4.B" style:family="table-column">
      <style:table-column-properties style:column-width="2.2708in" style:rel-column-width="22237*"/>
    </style:style>
    <style:style style:name="Table4.C" style:family="table-column">
      <style:table-column-properties style:column-width="0.8174in" style:rel-column-width="800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3.2292in" style:rel-column-width="31621*"/>
    </style:style>
    <style:style style:name="Table5.B" style:family="table-column">
      <style:table-column-properties style:column-width="2.6458in" style:rel-column-width="25909*"/>
    </style:style>
    <style:style style:name="Table5.C" style:family="table-column">
      <style:table-column-properties style:column-width="0.8174in" style:rel-column-width="8005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3.2292in" style:rel-column-width="31621*"/>
    </style:style>
    <style:style style:name="Table7.B" style:family="table-column">
      <style:table-column-properties style:column-width="1.5507in" style:rel-column-width="15185*"/>
    </style:style>
    <style:style style:name="Table7.C" style:family="table-column">
      <style:table-column-properties style:column-width="1.9125in" style:rel-column-width="18729*"/>
    </style:style>
    <style:style style:name="Table7.A1" style:family="table-cell">
      <style:table-cell-properties fo:padding="0.0382in" fo:border="none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0.9271in" style:rel-column-width="9078*"/>
    </style:style>
    <style:style style:name="Table9.B" style:family="table-column">
      <style:table-column-properties style:column-width="5.7653in" style:rel-column-width="56457*"/>
    </style:style>
    <style:style style:name="Table9.A1" style:family="table-cell">
      <style:table-cell-properties fo:padding="0.0382in" fo:border="none"/>
    </style:style>
    <style:style style:name="P1" style:family="paragraph" style:parent-style-name="Text_20_body">
      <style:text-properties fo:language="es" fo:country="ES"/>
    </style:style>
    <style:style style:name="P2" style:family="paragraph" style:parent-style-name="Text_20_body">
      <style:text-properties fo:language="es" fo:country="ES" fo:font-weight="bold" style:font-weight-asian="bold" style:font-weight-complex="bold"/>
    </style:style>
    <style:style style:name="P3" style:family="paragraph" style:parent-style-name="Text_20_body">
      <style:text-properties fo:language="es" fo:country="ES" officeooo:rsid="0011ea0f"/>
    </style:style>
    <style:style style:name="P4" style:family="paragraph" style:parent-style-name="Text_20_body">
      <style:text-properties fo:language="es" fo:country="ES" officeooo:rsid="001255f0"/>
    </style:style>
    <style:style style:name="P5" style:family="paragraph" style:parent-style-name="Text_20_body">
      <style:text-properties fo:language="es" fo:country="ES" officeooo:rsid="001255f0" officeooo:paragraph-rsid="001255f0"/>
    </style:style>
    <style:style style:name="P6" style:family="paragraph" style:parent-style-name="Text_20_body">
      <style:text-properties fo:language="es" fo:country="ES" officeooo:rsid="001382b5"/>
    </style:style>
    <style:style style:name="P7" style:family="paragraph" style:parent-style-name="Text_20_body">
      <style:text-properties fo:language="es" fo:country="ES" officeooo:rsid="001382b5" officeooo:paragraph-rsid="001382b5"/>
    </style:style>
    <style:style style:name="P8" style:family="paragraph" style:parent-style-name="Text_20_body">
      <style:paragraph-properties fo:margin-top="0in" fo:margin-bottom="0.0398in"/>
      <style:text-properties fo:language="es" fo:country="ES" fo:font-weight="normal" style:font-weight-asian="normal" style:font-weight-complex="normal"/>
    </style:style>
    <style:style style:name="P9" style:family="paragraph" style:parent-style-name="Heading">
      <style:paragraph-properties fo:text-align="end" style:justify-single-word="false"/>
      <style:text-properties fo:language="es" fo:country="ES"/>
    </style:style>
    <style:style style:name="P10" style:family="paragraph" style:parent-style-name="Contact_20_Info">
      <style:text-properties fo:language="es" fo:country="ES"/>
    </style:style>
    <style:style style:name="P11" style:family="paragraph" style:parent-style-name="Contact_20_Info">
      <style:text-properties fo:language="es" fo:country="ES" fo:font-weight="bold" style:font-weight-asian="bold" style:font-weight-complex="bold"/>
    </style:style>
    <style:style style:name="P12" style:family="paragraph" style:parent-style-name="Contact_20_Info">
      <style:text-properties fo:language="es" fo:country="ES" fo:font-weight="bold" officeooo:rsid="0011ea0f" officeooo:paragraph-rsid="0011ea0f" style:font-weight-asian="bold" style:font-weight-complex="bold"/>
    </style:style>
    <style:style style:name="P13" style:family="paragraph" style:parent-style-name="Contact_20_Info">
      <style:paragraph-properties fo:text-align="end" style:justify-single-word="false">
        <style:tab-stops/>
      </style:paragraph-properties>
      <style:text-properties fo:language="es" fo:country="ES" officeooo:rsid="0013f0e7" officeooo:paragraph-rsid="0013f0e7"/>
    </style:style>
    <style:style style:name="P14" style:family="paragraph" style:parent-style-name="Table_20_Heading">
      <style:text-properties fo:language="es" fo:country="ES"/>
    </style:style>
    <style:style style:name="P15" style:family="paragraph" style:parent-style-name="Table_20_Heading">
      <style:paragraph-properties fo:text-align="start" style:justify-single-word="false"/>
      <style:text-properties fo:language="es" fo:country="ES"/>
    </style:style>
    <style:style style:name="P16" style:family="paragraph" style:parent-style-name="Table_20_Heading">
      <style:paragraph-properties fo:text-align="center" style:justify-single-word="false"/>
      <style:text-properties fo:language="es" fo:country="ES"/>
    </style:style>
    <style:style style:name="P17" style:family="paragraph" style:parent-style-name="Table_20_Heading">
      <style:paragraph-properties fo:text-align="end" style:justify-single-word="false"/>
      <style:text-properties fo:language="es" fo:country="ES"/>
    </style:style>
    <style:style style:name="P18" style:family="paragraph" style:parent-style-name="Table_20_Heading">
      <style:paragraph-properties fo:text-align="start" style:justify-single-word="false"/>
      <style:text-properties fo:language="es" fo:country="ES" officeooo:rsid="001382b5" officeooo:paragraph-rsid="001382b5"/>
    </style:style>
    <style:style style:name="P19" style:family="paragraph" style:parent-style-name="Table_20_Contents">
      <style:text-properties style:font-name="Book Antiqua" fo:font-size="9pt" fo:language="es" fo:country="ES"/>
    </style:style>
    <style:style style:name="P20" style:family="paragraph" style:parent-style-name="Table_20_Contents">
      <style:text-properties style:font-name="Book Antiqua" fo:font-size="9pt" fo:language="es" fo:country="ES" officeooo:paragraph-rsid="001382b5"/>
    </style:style>
    <style:style style:name="P21" style:family="paragraph" style:parent-style-name="Table_20_Contents">
      <style:text-properties style:font-name="Book Antiqua" fo:font-size="9pt" fo:language="es" fo:country="ES" officeooo:rsid="001382b5"/>
    </style:style>
    <style:style style:name="P22" style:family="paragraph" style:parent-style-name="Heading_20_1">
      <style:text-properties fo:language="es" fo:country="ES" officeooo:rsid="0011ea0f" officeooo:paragraph-rsid="00174a2e"/>
    </style:style>
    <style:style style:name="P23" style:family="paragraph" style:parent-style-name="Heading_20_1">
      <style:text-properties fo:language="es" fo:country="ES" officeooo:rsid="0016f674" officeooo:paragraph-rsid="0016f674"/>
    </style:style>
    <style:style style:name="P24" style:family="paragraph" style:parent-style-name="Heading_20_1">
      <style:text-properties fo:language="es" fo:country="ES" officeooo:rsid="0011ec42" officeooo:paragraph-rsid="0011ec42"/>
    </style:style>
    <style:style style:name="P25" style:family="paragraph" style:parent-style-name="Heading_20_1">
      <style:text-properties fo:language="es" fo:country="ES" officeooo:rsid="001382b5" officeooo:paragraph-rsid="001382b5"/>
    </style:style>
    <style:style style:name="P26" style:family="paragraph" style:parent-style-name="Heading_20_1">
      <style:text-properties fo:language="es" fo:country="ES" officeooo:rsid="0016c22f" officeooo:paragraph-rsid="0016c22f"/>
    </style:style>
    <style:style style:name="P27" style:family="paragraph" style:parent-style-name="Text_20_body" style:list-style-name="List_20_1">
      <style:paragraph-properties fo:margin-top="0in" fo:margin-bottom="0.0398in"/>
      <style:text-properties fo:language="es" fo:country="ES"/>
    </style:style>
    <style:style style:name="P28" style:family="paragraph" style:parent-style-name="Text_20_body" style:list-style-name="List_20_1">
      <style:paragraph-properties fo:margin-top="0in" fo:margin-bottom="0.0398in"/>
      <style:text-properties fo:language="es" fo:country="ES" officeooo:paragraph-rsid="0011ec42"/>
    </style:style>
    <style:style style:name="P29" style:family="paragraph" style:parent-style-name="Text_20_body" style:list-style-name="List_20_1">
      <style:paragraph-properties fo:margin-top="0in" fo:margin-bottom="0.0398in"/>
      <style:text-properties fo:language="es" fo:country="ES" fo:font-weight="normal" style:font-weight-asian="normal" style:font-weight-complex="normal"/>
    </style:style>
    <style:style style:name="P30" style:family="paragraph" style:parent-style-name="Text_20_body" style:list-style-name="List_20_1">
      <style:paragraph-properties fo:margin-top="0in" fo:margin-bottom="0.0398in"/>
      <style:text-properties fo:language="es" fo:country="ES" officeooo:rsid="001255f0"/>
    </style:style>
    <style:style style:name="P31" style:family="paragraph" style:parent-style-name="Text_20_body" style:list-style-name="List_20_1">
      <style:paragraph-properties fo:margin-top="0in" fo:margin-bottom="0.0398in"/>
      <style:text-properties fo:language="es" fo:country="ES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1ec42" style:font-style-asian="normal" style:font-style-complex="normal"/>
    </style:style>
    <style:style style:name="T3" style:family="text">
      <style:text-properties fo:font-style="normal" fo:font-weight="bold" officeooo:rsid="0011ec42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ec42" style:font-weight-asian="bold" style:font-weight-complex="bold"/>
    </style:style>
    <style:style style:name="T6" style:family="text">
      <style:text-properties fo:font-weight="bold" officeooo:rsid="001255f0" style:font-weight-asian="bold" style:font-weight-complex="bold"/>
    </style:style>
    <style:style style:name="T7" style:family="text">
      <style:text-properties fo:font-weight="bold" officeooo:rsid="001382b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ec42" style:font-weight-asian="normal" style:font-weight-complex="normal"/>
    </style:style>
    <style:style style:name="T10" style:family="text">
      <style:text-properties fo:font-weight="normal" officeooo:rsid="001255f0" style:font-weight-asian="normal" style:font-weight-complex="normal"/>
    </style:style>
    <style:style style:name="T11" style:family="text">
      <style:text-properties fo:font-weight="normal" officeooo:rsid="001382b5" style:font-weight-asian="normal" style:font-weight-complex="normal"/>
    </style:style>
    <style:style style:name="T12" style:family="text">
      <style:text-properties officeooo:rsid="0011ea0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language="es" fo:country="ES"/>
    </style:style>
    <style:style style:name="T15" style:family="text">
      <style:text-properties fo:language="es" fo:country="ES" fo:font-weight="normal" style:font-weight-asian="normal" style:font-weight-complex="normal"/>
    </style:style>
    <style:style style:name="T16" style:family="text">
      <style:text-properties fo:language="es" fo:country="ES" officeooo:rsid="0011ec42"/>
    </style:style>
    <style:style style:name="T17" style:family="text">
      <style:text-properties officeooo:rsid="0011ec42"/>
    </style:style>
    <style:style style:name="T18" style:family="text">
      <style:text-properties officeooo:rsid="001255f0"/>
    </style:style>
    <style:style style:name="T19" style:family="text">
      <style:text-properties officeooo:rsid="001382b5"/>
    </style:style>
    <style:style style:name="T20" style:family="text">
      <style:text-properties officeooo:rsid="00144dd5"/>
    </style:style>
    <style:style style:name="T21" style:family="text">
      <style:text-properties officeooo:rsid="00174a2e"/>
    </style:style>
    <style:style style:name="T22" style:family="text">
      <style:text-properties officeooo:rsid="0017ee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nrique García Cota</text:p>
      <text:p text:style-name="P13"><text:span text:style-name="T21">Jefe</text:span> de Proyectos en Splendeo</text:p>
      <text:p text:style-name="P10">Madrid, <text:span text:style-name="T20">España</text:span></text:p>
      <text:p text:style-name="P11">(+34) 666901806</text:p>
      <text:p text:style-name="P12">13/03/1979</text:p>
      <text:p text:style-name="P11"><text:span text:style-name="T12">egarcia</text:span>@<text:span text:style-name="T12">splendeo</text:span>.<text:span text:style-name="T12">es</text:span></text:p>
      <text:h text:style-name="P23" text:outline-level="1">Perfil</text:h>
      <text:p text:style-name="P2"><text:span text:style-name="T12">Trato con clientes</text:span> / <text:span text:style-name="T12">Manejo de proyectos</text:span> / <text:span text:style-name="T12">Proyectos globales / </text:span><text:span text:style-name="T22">Outsourcing</text:span></text:p>
      <text:p text:style-name="P3">Fuerte perfil técnico, especializado en aplicaciones web.</text:p>
      <text:p text:style-name="P3">Español nativo, casi bilingüe en inglés, francés fluido. Experiencia laboral en los tres idiomas.</text:p>
      <text:h text:style-name="P22" text:outline-level="1"><text:span text:style-name="T21">Formación Académica</text:span></text:h>
      <text:p text:style-name="P1"><text:span text:style-name="T5">Master en Tiempo Real</text:span> <text:span text:style-name="T17">en el</text:span> <text:span text:style-name="T13">Institut Supérieur d'Électronique de Paris (ISEP)</text:span><text:span text:style-name="T1"> – </text:span><text:span text:style-name="T2">Febrero</text:span><text:span text:style-name="T1"> 2002</text:span></text:p>
      <text:p text:style-name="P1"><text:span text:style-name="T3">Título de Ingeniero Superior en Informática</text:span><text:span text:style-name="T1"> </text:span><text:span text:style-name="T2">por</text:span><text:span text:style-name="T1"> </text:span><text:span text:style-name="T2">la Universidad de Sevilla</text:span><text:span text:style-name="T1"> – </text:span><text:span text:style-name="T2">Septiembre</text:span><text:span text:style-name="T1"> 2003</text:span></text:p>
      <text:h text:style-name="P24" text:outline-level="1">Experiencia laboral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Colgate <text:span text:style-name="T17">y</text:span> CERN – <text:span text:style-name="T17">Desarrollo de aplicaciones</text:span></text:p>
          </table:table-cell>
          <table:table-cell table:style-name="Table1.A1" office:value-type="string">
            <text:p text:style-name="P14"><text:span text:style-name="T18">Mayo</text:span> 2009 - <text:span text:style-name="T17">Actualmente</text:span></text:p>
          </table:table-cell>
          <table:table-cell table:style-name="Table1.A1" office:value-type="string">
            <text:p text:style-name="P14">Splendeo</text:p>
          </table:table-cell>
        </table:table-row>
        <table:table-row>
          <table:table-cell table:style-name="Table1.A1" table:number-columns-spanned="3" office:value-type="string">
            <text:p text:style-name="Text_20_body"><text:span text:style-name="T16">Jefe de desarrollo en empresa de desarrollo de aplicaciones web. Los proyectos más recientes fueron desarrollados para C</text:span><text:span text:style-name="T15">olgate-Palmolive (www.e-storemonitor.com) and the CERN (</text:span><text:a xlink:type="simple" xlink:href="http://www.ohwr.org/"><text:span text:style-name="T14">www.ohwr.org</text:span></text:a><text:span text:style-name="T15">).</text:span></text:p>
            <text:list xml:id="list1222517336" text:style-name="List_20_1">
              <text:list-item>
                <text:p text:style-name="P27"><text:span text:style-name="T17">Atendiendo a peticiones de negocio </text:span>(<text:span text:style-name="T17">nuevos proyectos y cambios en proyectos existentes</text:span>), <text:span text:style-name="T17">desde su comienzo con la realicación de </text:span><text:span text:style-name="T5">especificaciones funcionales y contratos.</text:span></text:p>
              </text:list-item>
              <text:list-item>
                <text:p text:style-name="P28"><text:span text:style-name="T17">Ayudando a los clientes a determinar sus </text:span><text:span text:style-name="T5">requerimientos de negocio</text:span><text:span text:style-name="T17">, a la vez que informando y controlando los costes del proyecto.</text:span></text:p>
              </text:list-item>
              <text:list-item>
                <text:p text:style-name="P28"><text:span text:style-name="T9">Proveyendo información sobre la mejor manera de conseguir las funcionalidades deseadas, incluyendo una estimación de </text:span><text:span text:style-name="T5">impactos en coste y tiempo</text:span><text:span text:style-name="T9">.</text:span></text:p>
              </text:list-item>
              <text:list-item>
                <text:p text:style-name="P29"><text:span text:style-name="T17">Gestionando </text:span><text:span text:style-name="T5">varios proyectos al mismo tiempo</text:span><text:span text:style-name="T17">; con varias marcas y regiones geográficas simultáneas.</text:span></text:p>
              </text:list-item>
              <text:list-item>
                <text:p text:style-name="P29">T<text:span text:style-name="T17">ecnologías utilizadas: </text:span>Ruby on Rails, Drupal, AJAX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5">Diageo Eservices – Solution Manager European Lead</text:p>
          </table:table-cell>
          <table:table-cell table:style-name="Table1.A3" office:value-type="string">
            <text:p text:style-name="P14"><text:span text:style-name="T18">Julio</text:span> 2007 – <text:span text:style-name="T18">Abril</text:span> 2009</text:p>
          </table:table-cell>
          <table:table-cell table:style-name="Table1.A3" office:value-type="string">
            <text:p text:style-name="P14">Accenture</text:p>
          </table:table-cell>
        </table:table-row>
        <table:table-row>
          <table:table-cell table:style-name="Table1.A1" table:number-columns-spanned="3" office:value-type="string">
            <text:p text:style-name="P5">Un Solution Manager gestiona la entrega y los cambios para los sitios web que Accenture construye. En detalle, los roles y responsabilidades incluyen:</text:p>
            <text:list xml:id="list382239387" text:continue-numbering="true" text:style-name="List_20_1">
              <text:list-item>
                <text:p text:style-name="P30">Especifiaciones funcionales y contratos.</text:p>
              </text:list-item>
              <text:list-item>
                <text:p text:style-name="P30">Requerimientos de negocio y costes de proyecto.</text:p>
              </text:list-item>
              <text:list-item>
                <text:p text:style-name="P30">Actuar como enlace entre el equipo de desarrollo y el negocio.</text:p>
              </text:list-item>
              <text:list-item>
                <text:p text:style-name="P27"><text:span text:style-name="T18">Proveer </text:span><text:span text:style-name="T6">informes de gestión técnica</text:span><text:span text:style-name="T18"> de un proyecto, incluyendo estado, informes de faltas y control de cambios.</text:span>Providing <text:span text:style-name="T4">technical project management</text:span> status, including status reports, issue logs, change control logs</text:p>
              </text:list-item>
              <text:list-item>
                <text:p text:style-name="P27">Sample work: <text:span text:style-name="T4">www.johnniewalker.com</text:span>, <text:span text:style-name="T4">www.baileys.com</text:span><text:span text:style-name="T8">. </text:span><text:span text:style-name="T10">Incluyendo las versiones en todos los idiomas.</text:span></text:p>
              </text:list-item>
            </text:list>
            <text:p text:style-name="P8"><text:span text:style-name="T18">Tecnologías empleadas: </text:span>Microsoft Sharepoint.</text:p>
            <text:p text:style-name="P1">“<text:span text:style-name="T18">Además Enrique ascendió a la posición de Solution Manager Jefe de Europa durante el último cuatrimestre de 2008</text:span>. <text:span text:style-name="T18">Esto supuso ponerse al cargo de otros dos Solution Managers basados en Lodres y Dublin. El proveyó consejo y controló su progreso / estado en el equipo; además se involucró en la resolución de problemas de más alto nivel.</text:span>”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Carrefour – <text:span text:style-name="T18">Jefe del equipo de toma de requerimientos</text:span></text:p>
          </table:table-cell>
          <table:table-cell table:style-name="Table3.A1" office:value-type="string">
            <text:p text:style-name="P16"><text:span text:style-name="T18">Marzo</text:span> 2007 – <text:span text:style-name="T18">Junio</text:span> 2007</text:p>
          </table:table-cell>
          <table:table-cell table:style-name="Table3.A1" office:value-type="string">
            <text:p text:style-name="P17">Accenture</text:p>
          </table:table-cell>
        </table:table-row>
        <table:table-row>
          <table:table-cell table:style-name="Table3.A1" table:number-columns-spanned="3" office:value-type="string">
            <text:p text:style-name="P4">Dirigí un equipo de 4 personas para conseguir y documentar los requerimientos de una nueva aplicación.</text:p>
            <text:p text:style-name="P4"><text:soft-page-break/>Este proyecto fue realizado íntegramente en francés. El proyecto requería un íntimo contacto con el cliente así como una rápida adquisición de conocimientos.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Diageo – <text:span text:style-name="T18">Desarrollo y mantenimiento de aplicaciones</text:span></text:p>
          </table:table-cell>
          <table:table-cell table:style-name="Table4.A1" office:value-type="string">
            <text:p text:style-name="P15"><text:span text:style-name="T18">Octubre</text:span> 2005 – <text:span text:style-name="T18">Junio</text:span> 2007</text:p>
          </table:table-cell>
          <table:table-cell table:style-name="Table4.A1" office:value-type="string">
            <text:p text:style-name="P17">Accenture</text:p>
          </table:table-cell>
        </table:table-row>
        <table:table-row>
          <table:table-cell table:style-name="Table4.A1" table:number-columns-spanned="3" office:value-type="string">
            <text:p text:style-name="P4">Mantenimiento y mejora de dos aplicaciones web utilizadas para la gestión interna del tiempo y coste.</text:p>
            <text:list xml:id="list2156659579" text:continue-numbering="true" text:style-name="List_20_1">
              <text:list-item>
                <text:p text:style-name="P30">Diseño e implementación de nuevos informes, además de mejorar informes existentes. Estos informes condensaban información sobre un equipo de 400 personas, y eran utilizados por el equipo directivo del proyecto para la toma de decisiones estratégicas.</text:p>
              </text:list-item>
              <text:list-item>
                <text:p text:style-name="P27"><text:span text:style-name="T4">C# , server javascript, SQL + IIS</text:span>.</text:p>
              </text:list-item>
            </text:list>
          </table:table-cell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Accenture – <text:span text:style-name="T18">Otros</text:span></text:p>
          </table:table-cell>
          <table:table-cell table:style-name="Table5.A1" office:value-type="string">
            <text:p text:style-name="P15"><text:span text:style-name="T18">Feb.</text:span> 2004 – <text:span text:style-name="T18">Agosto</text:span> 2005</text:p>
          </table:table-cell>
          <table:table-cell table:style-name="Table5.A1" office:value-type="string">
            <text:p text:style-name="P17">Accenture</text:p>
          </table:table-cell>
        </table:table-row>
        <table:table-row>
          <table:table-cell table:style-name="Table5.A1" table:number-columns-spanned="3" office:value-type="string">
            <text:p text:style-name="P5">He trabajado en otras asignaciones en Accenture, incluyendo:</text:p>
            <text:list xml:id="list255016211" text:continue-numbering="true" text:style-name="List_20_1">
              <text:list-item>
                <text:p text:style-name="P30">Documentación sobre instalaciones Siebel. </text:p>
              </text:list-item>
              <text:list-item>
                <text:p text:style-name="P30">Trabajando en la oficina de gestión de personal (PMO) en un proyecto con más de 600 empleados.</text:p>
              </text:list-item>
              <text:list-item>
                <text:p text:style-name="P27">M<text:span text:style-name="T18">antenimiento de la red en ese mismo proyecto.</text:span></text:p>
              </text:list-item>
              <text:list-item>
                <text:p text:style-name="P27"><text:span text:style-name="T18">Mantenimiento de roles con el módulo de seguridad de SAP</text:span>.</text:p>
              </text:list-item>
              <text:list-item>
                <text:p text:style-name="P27"><text:span text:style-name="T18">Desarrollo de aplicaciones a medida con</text:span> Excel + VBA.</text:p>
              </text:list-item>
            </text:list>
          </table:table-cell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Kondor+/TradeKast – <text:span text:style-name="T18">Beca de desarrollo</text:span></text:p>
          </table:table-cell>
          <table:table-cell table:style-name="Table7.A1" office:value-type="string">
            <text:p text:style-name="P15"><text:span text:style-name="T18">Feb.</text:span> 2002 – July 2002</text:p>
          </table:table-cell>
          <table:table-cell table:style-name="Table7.A1" office:value-type="string">
            <text:p text:style-name="P17">Reuters Financial Software</text:p>
          </table:table-cell>
        </table:table-row>
        <table:table-row>
          <table:table-cell table:style-name="Table7.A1" table:number-columns-spanned="3" office:value-type="string">
            <text:p text:style-name="P4">Como parte de mis estudios en París, realicé una beca re-implementando una librería de importación / exportación de datos para mejorar su mantenibilidad.</text:p>
            <text:list xml:id="list1830156073" text:continue-numbering="true" text:style-name="List_20_1">
              <text:list-item>
                <text:p text:style-name="P31"><text:span text:style-name="T18">Programación intensa en</text:span> C/C++</text:p>
              </text:list-item>
              <text:list-item>
                <text:p text:style-name="P30">Desarrollo de un nuevo pseudo-lenguage de especificación de asociaciones con la base de datos</text:p>
              </text:list-item>
              <text:list-item>
                <text:p text:style-name="P27"><text:span text:style-name="T18">El entorno de trabajo era en francés. La documentación técnica era en inglés.</text:span> </text:p>
              </text:list-item>
            </text:list>
          </table:table-cell>
          <table:covered-table-cell/>
          <table:covered-table-cell/>
        </table:table-row>
      </table:table>
      <text:h text:style-name="P25" text:outline-level="1">Cursos</text:h>
      <text:p text:style-name="P1"><text:span text:style-name="T19">Varios cursos realizados en Accenture, incluyendo </text:span><text:span text:style-name="T7">metodología</text:span><text:span text:style-name="T19">, </text:span><text:span text:style-name="T7">toma de decisiones</text:span><text:span text:style-name="T19"> y </text:span><text:span text:style-name="T7">liderazgo</text:span><text:span text:style-name="T19">.</text:span></text:p>
      <text:h text:style-name="P25" text:outline-level="1">Habilidades y conocimiento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Expert<text:span text:style-name="T19">o</text:span></text:p>
          </table:table-cell>
          <table:table-cell table:style-name="Table9.A1" office:value-type="string">
            <text:p text:style-name="P19">MS Office, <text:span text:style-name="T7">Desarrollo de aplicaciones</text:span>, <text:span text:style-name="T19">Gestión de las </text:span>, <text:span text:style-name="T7">Gestión y documentación de Proyectos</text:span><text:span text:style-name="T19">.</text:span></text:p>
            <text:p text:style-name="P19">HTML, Javascript, <text:span text:style-name="T4">Ruby on Rails</text:span>, <text:span text:style-name="T4">VBA</text:span>, <text:span text:style-name="T4">SQL</text:span>, <text:span text:style-name="T4">C</text:span>, <text:span text:style-name="T4">C++, </text:span><text:span text:style-name="T7">Lua</text:span></text:p>
          </table:table-cell>
        </table:table-row>
        <table:table-row>
          <table:table-cell table:style-name="Table9.A1" office:value-type="string">
            <text:p text:style-name="P15">A<text:span text:style-name="T19">vanzado</text:span></text:p>
          </table:table-cell>
          <table:table-cell table:style-name="Table9.A1" office:value-type="string">
            <text:p text:style-name="P21">Negociación, Manejo de Equipos, Habilidades cara al cliente, Outsourcing</text:p>
            <text:p text:style-name="P20"><text:span text:style-name="T4">SQL</text:span>, <text:span text:style-name="T4">SQL Server</text:span>, <text:span text:style-name="T4">PostgreSQL,</text:span> ISS, <text:span text:style-name="T4">Apache</text:span>, <text:span text:style-name="T4">CSS</text:span>, Linux, MS Windows, Prototype.js, jQuery, <text:span text:style-name="T4">SEO, PHP</text:span></text:p>
          </table:table-cell>
        </table:table-row>
        <table:table-row>
          <table:table-cell table:style-name="Table9.A1" office:value-type="string">
            <text:p text:style-name="P18">Competente</text:p>
          </table:table-cell>
          <table:table-cell table:style-name="Table9.A1" office:value-type="string">
            <text:p text:style-name="P19"><text:span text:style-name="T7">Desarrollo rápido de aplicaciones,</text:span> <text:span text:style-name="T19">Tests de usuario</text:span></text:p>
            <text:p text:style-name="P20"><text:span text:style-name="T4">Java</text:span>, C#, .NET, <text:span text:style-name="T4">Web 2.0 protocols, MS MOSS (Sharepoint), </text:span><text:span text:style-name="T7">Python</text:span></text:p>
          </table:table-cell>
        </table:table-row>
        <table:table-row>
          <table:table-cell table:style-name="Table9.A1" office:value-type="string">
            <text:p text:style-name="P18">Básico</text:p>
          </table:table-cell>
          <table:table-cell table:style-name="Table9.A1" office:value-type="string">
            <text:p text:style-name="P21">Desarrollo de Interfaces, Training y soporte.</text:p>
            <text:p text:style-name="P19">XSLT, Visual Studio</text:p>
          </table:table-cell>
        </table:table-row>
      </table:table>
      <text:h text:style-name="P26" text:outline-level="1">Idiomas</text:h>
      <text:p text:style-name="P6">Español nativo.</text:p>
      <text:p text:style-name="P1"><text:span text:style-name="T7">Inglés</text:span> <text:span text:style-name="T19">y</text:span> <text:span text:style-name="T4">Fr</text:span><text:span text:style-name="T7">ancés</text:span><text:span text:style-name="T11"> e</text:span><text:span text:style-name="T19">xcelentes.</text:span> <text:span text:style-name="T19">He usado ambos durante varios de mis proyectos para describir conceptos muy técnicos y de gestión. También tengo experiencia hablando sobre temas técnicos con clientes, así como discutiendo presupuestos.</text:span></text:p>
      <text:h text:style-name="P25" text:outline-level="1">Intereses / Otros</text:h>
      <text:p text:style-name="P6">Me interesan todas las nuevas tecnologías, en especial las relacionadas con la web.</text:p>
      <text:p text:style-name="P7">Mis hobbies incluyen la literatura de ciencia ficción, los video-juegos y los viajes, en especial por Europa y Asia.</text:p>
      <text:p text:style-name="P7">Estoy aprendiendo a tocar la guitarra y me gusta correr y esqui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background-color="transparent" fo:keep-with-next="always">
        <style:background-image/>
      </style:paragraph-properties>
      <style:text-properties fo:color="#000080" style:font-name="Trebuchet MS" fo:font-size="20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Book Antiqua"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783in" style:page-number="auto" fo:background-color="#e6e6e6" fo:padding="0in" fo:border="none" style:shadow="none">
        <style:background-image/>
      </style:paragraph-properties>
      <style:text-properties fo:color="#000080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act_20_Info" style:display-name="Contact Info" style:family="paragraph" style:parent-style-name="Text_20_body" style:class="text">
      <style:paragraph-properties fo:margin-top="0in" fo:margin-bottom="0in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color="#000080" style:font-name="Trebuchet MS" fo:font-size="10pt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 fo:font-weight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Enrique García Cota 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Garcia Cota</meta:initial-creator>
    <meta:creation-date>2009-05-20T13:41:21.90</meta:creation-date>
    <dc:date>2010-10-10T13:21:47</dc:date>
    <dc:creator>Enrique Cota</dc:creator>
    <meta:editing-duration>PT18H29M06S</meta:editing-duration>
    <meta:editing-cycles>24</meta:editing-cycles>
    <meta:generator>OpenOffice.org/3.2$Linux OpenOffice.org_project/320m19$Build-9505</meta:generator>
    <meta:printed-by>Enrique Garcia Cota</meta:printed-by>
    <meta:print-date>2009-05-20T21:25:18.70</meta:print-date>
    <meta:document-statistic meta:table-count="6" meta:image-count="0" meta:object-count="0" meta:page-count="2" meta:paragraph-count="84" meta:word-count="818" meta:character-count="5378"/>
  </office:meta>
</office:document-meta>
</file>